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/></text:p>
      <text:p text:style-name="Standard"/>
      <text:p text:style-name="Standard">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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4:53:42.751183168</meta:creation-date>
    <dc:date>2022-03-23T15:09:13.471971785</dc:date>
    <meta:editing-duration>PT15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